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15cm" fo:min-width="0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01cm" svg:y="0.8cm" presentation:class="title" presentation:user-transformed="true">
          <draw:text-box>
            <text:p>Prestito libri<text:line-break/></text:p>
          </draw:text-box>
        </draw:frame>
        <draw:frame draw:style-name="gr1" draw:text-style-name="P1" draw:layer="layout" svg:width="4.8cm" svg:height="0.962cm" svg:x="1.8cm" svg:y="9.438cm">
          <draw:text-box>
            <text:p>t_libri</text:p>
          </draw:text-box>
        </draw:frame>
        <draw:frame draw:style-name="gr2" draw:text-style-name="P1" draw:layer="layout" svg:width="2.898cm" svg:height="0.962cm" svg:x="12.302cm" svg:y="4.6cm">
          <draw:text-box>
            <text:p>t_prestiti</text:p>
          </draw:text-box>
        </draw:frame>
        <draw:frame draw:style-name="gr3" draw:text-style-name="P1" draw:layer="layout" svg:width="8.6cm" svg:height="6.65cm" svg:x="9cm" svg:y="5.6cm">
          <draw:text-box>
            <text:p>id_prestito <text:s/><text:tab/><text:tab/>PK int</text:p>
            <text:p/>
            <text:p>id_anag_bambino int fk</text:p>
            <text:p/>
            <text:p>id_libro <text:tab/><text:tab/><text:tab/>int fk</text:p>
            <text:p/>
            <text:p>data_prestito <text:tab/>date</text:p>
            <text:p/>
            <text:p><text:s/>data_reso <text:tab/><text:tab/>date</text:p>
          </draw:text-box>
        </draw:frame>
        <draw:frame draw:style-name="gr4" draw:text-style-name="P1" draw:layer="layout" svg:width="6.4cm" svg:height="6.4cm" svg:x="1cm" svg:y="10.6cm">
          <draw:text-box>
            <text:p>id_libro <text:tab/><text:tab/>PK int</text:p>
            <text:p/>
            <text:p>nr_protocollo text</text:p>
            <text:p/>
            <text:p>titolo <text:tab/><text:tab/>text</text:p>
            <text:p/>
            <text:p>autore <text:tab/><text:tab/>text</text:p>
          </draw:text-box>
        </draw:frame>
        <draw:frame draw:style-name="gr5" draw:text-style-name="P1" draw:layer="layout" svg:width="8.6cm" svg:height="8.072cm" svg:x="18.8cm" svg:y="9.2cm">
          <draw:text-box>
            <text:p>id_anag_bambino PK int</text:p>
            <text:p/>
            <text:p>Nome <text:tab/><text:tab/><text:tab/>text</text:p>
            <text:p/>
            <text:p>Cognome <text:tab/><text:tab/>text</text:p>
            <text:p/>
            <text:p>Telefono <text:tab/><text:tab/>text</text:p>
            <text:p/>
            <text:p>Mail <text:tab/><text:tab/><text:tab/>text</text:p>
            <text:p/>
            <text:p>data_nascita <text:tab/>date</text:p>
          </draw:text-box>
        </draw:frame>
        <draw:frame draw:style-name="gr6" draw:text-style-name="P1" draw:layer="layout" svg:width="5.002cm" svg:height="0.962cm" svg:x="20.598cm" svg:y="8.2cm">
          <draw:text-box>
            <text:p>t_anag_bambini</text:p>
          </draw:text-box>
        </draw:frame>
        <draw:line draw:style-name="gr7" draw:text-style-name="P2" draw:layer="layout" svg:x1="7.4cm" svg:y1="11cm" svg:x2="9cm" svg:y2="9cm">
          <text:p/>
        </draw:line>
        <draw:line draw:style-name="gr7" draw:text-style-name="P2" draw:layer="layout" svg:x1="18.8cm" svg:y1="9.8cm" svg:x2="17.6cm" svg:y2="7.6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ript 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sert into t_libri (nr_protocollo, titolo, autore)</text:span></text:p>
                <text:p><text:span text:style-name="T1">values (‘c225588’,’assassinio sul Nilo’,’Agata Christie’)</text:span></text:p>
              </text:list-item>
              <text:list-item>
                <text:p><text:span text:style-name="T1">Update t_anag_bambini set telefono='11225588' where id_anag_bambino = 3</text:span></text:p>
              </text:list-item>
              <text:list-item>
                <text:p><text:span text:style-name="T1">delete from t_prestiti where id_prestito = 1;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3:41:23.092046839</meta:creation-date>
    <dc:date>2019-04-04T15:24:02.084762496</dc:date>
    <meta:editing-duration>PT32M32S</meta:editing-duration>
    <meta:editing-cycles>5</meta:editing-cycles>
    <meta:generator>LibreOffice/5.2.7.2$Linux_X86_64 LibreOffice_project/20m0$Build-2</meta:generator>
    <meta:document-statistic meta:object-count="36"/>
  </office:meta>
</office:document-meta>
</file>